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D0000011BFD960D8C91307E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margin-top="0.0398in" fo:margin-bottom="0.0398in" loext:contextual-spacing="false" style:snap-to-layout-grid="false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<draw:frame draw:style-name="fr1" draw:name="Image1" text:anchor-type="paragraph" svg:x="-0.0866in" svg:y="0.0571in" svg:width="3.4134in" svg:height="1.8398in" draw:z-index="10"><draw:image xlink:href="Pictures/100002010000020D0000011BFD960D8C91307ED9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2"><draw:frame draw:style-name="fr1" draw:name="Image2" text:anchor-type="paragraph" svg:x="-0.0866in" svg:y="0.0571in" svg:width="3.4134in" svg:height="1.8398in" draw:z-index="11"><draw:image xlink:href="Pictures/100002010000020D0000011BFD960D8C91307ED9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paragraph" svg:x="-0.0866in" svg:y="0.0571in" svg:width="3.4134in" svg:height="1.8398in" draw:z-index="12"><draw:image xlink:href="Pictures/100002010000020D0000011BFD960D8C91307ED9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2"><draw:frame draw:style-name="fr1" draw:name="Image4" text:anchor-type="paragraph" svg:x="-0.0866in" svg:y="0.0571in" svg:width="3.4134in" svg:height="1.8398in" draw:z-index="13"><draw:image xlink:href="Pictures/100002010000020D0000011BFD960D8C91307ED9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5" text:anchor-type="paragraph" svg:x="-0.0866in" svg:y="0.0571in" svg:width="3.4134in" svg:height="1.8398in" draw:z-index="14"><draw:image xlink:href="Pictures/100002010000020D0000011BFD960D8C91307ED9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2"><draw:frame draw:style-name="fr1" draw:name="Image6" text:anchor-type="paragraph" svg:x="-0.0866in" svg:y="0.0571in" svg:width="3.4134in" svg:height="1.8398in" draw:z-index="15"><draw:image xlink:href="Pictures/100002010000020D0000011BFD960D8C91307ED9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7" text:anchor-type="paragraph" svg:x="-0.0866in" svg:y="0.0571in" svg:width="3.4134in" svg:height="1.8398in" draw:z-index="16"><draw:image xlink:href="Pictures/100002010000020D0000011BFD960D8C91307ED9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2"><draw:frame draw:style-name="fr1" draw:name="Image8" text:anchor-type="paragraph" svg:x="-0.0866in" svg:y="0.0571in" svg:width="3.4134in" svg:height="1.8398in" draw:z-index="17"><draw:image xlink:href="Pictures/100002010000020D0000011BFD960D8C91307ED9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9" text:anchor-type="paragraph" svg:x="-0.0866in" svg:y="0.0571in" svg:width="3.4134in" svg:height="1.8398in" draw:z-index="18"><draw:image xlink:href="Pictures/100002010000020D0000011BFD960D8C91307ED9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2"><draw:frame draw:style-name="fr1" draw:name="Image10" text:anchor-type="paragraph" svg:x="-0.0866in" svg:y="0.0571in" svg:width="3.4134in" svg:height="1.8398in" draw:z-index="19"><draw:image xlink:href="Pictures/100002010000020D0000011BFD960D8C91307ED9.png" xlink:type="simple" xlink:show="embed" xlink:actuate="onLoad" loext:mime-type="image/png"/></draw:frame><text:bookmark text:name="Blank_MP1_panel10"/></text:p>
          </table:table-cell>
        </table:table-row>
      </table:table>
      <text:p text:style-name="P1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10:49:00</meta:creation-date>
    <dc:date>2018-03-31T08:23:38.571000000</dc:date>
    <meta:editing-cycles>7</meta:editing-cycles>
    <meta:editing-duration>PT10H13M22S</meta:editing-duration>
    <meta:document-statistic meta:table-count="1" meta:image-count="10" meta:object-count="0" meta:page-count="1" meta:paragraph-count="0" meta:word-count="0" meta:character-count="0" meta:non-whitespace-character-count="0"/>
    <meta:generator>LibreOffice/5.4.4.2$Windows_X86_64 LibreOffice_project/2524958677847fb3bb44820e40380acbe820f960</meta:generator>
    <meta:user-defined meta:name="productGroup">U-0113-01</meta:user-defined>
  </office:meta>
</office:document-meta>
</file>